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a4e43" officeooo:paragraph-rsid="000a4e4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a4e43" officeooo:paragraph-rsid="000a4e4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b1be5" officeooo:paragraph-rsid="000b1be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c3a56" officeooo:paragraph-rsid="000c3a5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5e2e" officeooo:paragraph-rsid="000a5e2e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4e43" officeooo:paragraph-rsid="000a4e43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a5e2e" officeooo:paragraph-rsid="000a5e2e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a5e2e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4e43" officeooo:paragraph-rsid="000a4e4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0f10a6" officeooo:paragraph-rsid="000f10a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a4e43" officeooo:paragraph-rsid="000a4e43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0f10a6" officeooo:paragraph-rsid="000f10a6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0f5920" officeooo:paragraph-rsid="000f5920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a5e2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5e2e" style:font-weight-asian="normal" style:font-weight-complex="normal"/>
    </style:style>
    <style:style style:name="T3" style:family="text">
      <style:text-properties fo:font-weight="normal" officeooo:rsid="000c60fd" style:font-weight-asian="normal" style:font-weight-complex="normal"/>
    </style:style>
    <style:style style:name="T4" style:family="text">
      <style:text-properties fo:font-weight="normal" officeooo:rsid="000f10a6" style:font-weight-asian="normal" style:font-weight-complex="normal"/>
    </style:style>
    <style:style style:name="T5" style:family="text">
      <style:text-properties fo:font-size="14pt" fo:font-weight="normal" officeooo:rsid="000a5e2e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f10a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f5920" style:font-size-asian="12.25pt" style:font-weight-asian="normal" style:font-size-complex="14pt" style:font-weight-complex="normal"/>
    </style:style>
    <style:style style:name="T8" style:family="text">
      <style:text-properties fo:font-size="14pt" fo:font-weight="bold" officeooo:rsid="000f5920" style:font-size-asian="12.25pt" style:font-weight-asian="bold" style:font-size-complex="14pt" style:font-weight-complex="bold"/>
    </style:style>
    <style:style style:name="T9" style:family="text">
      <style:text-properties officeooo:rsid="000f10a6"/>
    </style:style>
    <style:style style:name="T10" style:family="text">
      <style:text-properties officeooo:rsid="000f4e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ckend-Control</text:p>
      <text:p text:style-name="P2"/>
      <text:p text:style-name="P6">Format :<text:span text:style-name="T1"> image docker, </text:span><text:span text:style-name="T4">programme python</text:span></text:p>
      <text:p text:style-name="P6"><text:span text:style-name="T4"/></text:p>
      <text:p text:style-name="P12">Initialisation :<text:span text:style-name="T1"> Le module est lancé dans la machine BD lors de l’installation de l’application </text:span></text:p>
      <text:p text:style-name="P2"/>
      <text:p text:style-name="P6">Rôle </text:p>
      <text:p text:style-name="P2">Orchestration des modules du backend.</text:p>
      <text:p text:style-name="P2">Recherche dans la base de donnée des requêtes non accomplies.</text:p>
      <text:p text:style-name="P10">Responsable du bon déroulement des modules du back <text:span text:style-name="T10">lors de bugs</text:span></text:p>
      <text:p text:style-name="P10"/>
      <text:p text:style-name="P2"/>
      <text:p text:style-name="P6">Flux de sortie : <text:span text:style-name="T2">initiation de modules </text:span><text:span text:style-name="T3">et options des modules</text:span></text:p>
      <text:p text:style-name="P7">Flux d’entrée : <text:span text:style-name="T1">les requêtes, les informations sur le déroulement des modules enfants</text:span></text:p>
      <text:p text:style-name="P5"/>
      <text:p text:style-name="P7">Api : <text:span text:style-name="T1">communication avec la base de donnée par </text:span>api_<text:span text:style-name="T9">back_control_BD</text:span><text:span text:style-name="T1">. </text:span></text:p>
      <text:p text:style-name="P8"><text:span text:style-name="T5"><text:tab/>Initiation </text:span><text:span text:style-name="T6">des modules enfants avec </text:span><text:span text:style-name="T8">ssh_launch_program</text:span></text:p>
      <text:p text:style-name="P8"><text:span text:style-name="T8"><text:tab/></text:span><text:span text:style-name="T7">communication avec les modules enfants avec </text:span><text:span text:style-name="T8">http_requete</text:span></text:p>
      <text:p text:style-name="P5"/>
      <text:p text:style-name="P13">Argument</text:p>
      <text:p text:style-name="P3">mot de passe et coordonnée de la base de donnée.</text:p>
      <text:p text:style-name="P3">Mot de passe et coordonnée de la machine hébergeant la base de donnée.</text:p>
      <text:p text:style-name="P3">Les adresses des images dockers des différents modules du backend.</text:p>
      <text:p text:style-name="P4">Mot de passe et coordonnée des machines où seront lancés les différents module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7:13:44.226433629</meta:creation-date>
    <meta:generator>LibreOffice/6.4.7.2$Linux_X86_64 LibreOffice_project/40$Build-2</meta:generator>
    <dc:date>2022-03-13T13:53:03.951413735</dc:date>
    <meta:editing-duration>PT4H36M53S</meta:editing-duration>
    <meta:editing-cycles>8</meta:editing-cycles>
    <meta:document-statistic meta:table-count="0" meta:image-count="0" meta:object-count="0" meta:page-count="1" meta:paragraph-count="17" meta:word-count="143" meta:character-count="914" meta:non-whitespace-character-count="783"/>
  </office:meta>
</office:document-meta>
</file>